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fill="hatch" draw:fill-color="#cfe7e5" draw:fill-hatch-name="Hatching_20_1" draw:fill-hatch-solid="tru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hatch" draw:fill-color="#cfe7e5" draw:fill-hatch-name="Hatching_20_1" draw:fill-hatch-solid="true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hatch-name="Hatching_20_1" draw:fill-hatch-solid="true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fill="solid" draw:fill-hatch-name="Hatching_20_46" draw:fill-hatch-solid="fals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47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1">
      <style:graphic-properties draw:fill="hatch" draw:fill-hatch-name="Hatching_20_1" draw:fill-hatch-solid="true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fill="solid" draw:fill-hatch-name="Hatching_20_46" draw:fill-hatch-solid="false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fo:font-size="12pt" style:letter-kerning="true" style:font-family-asian="'Microsoft YaHei'" style:font-family-generic-asian="system" style:font-pitch-asian="variable" style:font-size-asian="12pt" style:font-family-complex="Mangal" style:font-family-generic-complex="system" style:font-pitch-complex="variable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family="Arial" style:font-family-generic="roman" style:font-pitch="variable" fo:font-size="12pt" style:letter-kerning="true" style:font-family-asian="'Microsoft YaHei'" style:font-family-generic-asian="system" style:font-pitch-asian="variable" style:font-size-asian="12pt" style:font-family-complex="Mangal" style:font-family-generic-complex="system" style:font-pitch-complex="variable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2" draw:layer="layout" svg:width="3cm" svg:height="1cm" svg:x="12cm" svg:y="2cm">
          <text:p text:style-name="P1"><text:span text:style-name="T1">Virt buffer 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cm" svg:height="1cm" svg:x="12cm" svg:y="3cm">
          <text:p text:style-name="P1"><text:span text:style-name="T2">Virt buffer 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svg:x="12cm" svg:y="4cm">
          <text:p text:style-name="P1"><text:span text:style-name="T1">Virt buffer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cm" svg:height="1cm" svg:x="21cm" svg:y="5cm">
          <text:p text:style-name="P1"><text:span text:style-name="T2">Virt buffer 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21cm" svg:y="6cm">
          <text:p text:style-name="P1"><text:span text:style-name="T2">Virt buffer 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cm" svg:height="1cm" svg:x="21cm" svg:y="7cm">
          <text:p text:style-name="P1"><text:span text:style-name="T2">Virt buffer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3cm" svg:height="1cm" svg:x="21.051cm" svg:y="12.026cm">
          <text:p text:style-name="P1"><text:span text:style-name="T2">Virt buffer 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21.051cm" svg:y="13.026cm">
          <text:p text:style-name="P1"><text:span text:style-name="T1">Virt buffer 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cm" svg:height="1cm" svg:x="21.051cm" svg:y="14.026cm">
          <text:p text:style-name="P1"><text:span text:style-name="T2">Virt buffer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11.992cm" svg:y="15cm">
          <text:p text:style-name="P1"><text:span text:style-name="T2">Virt buffer 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3cm" svg:height="1cm" svg:x="11.992cm" svg:y="16cm">
          <text:p text:style-name="P1"><text:span text:style-name="T1">Virt buffer 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1.992cm" svg:y="17cm">
          <text:p text:style-name="P1"><text:span text:style-name="T2">Virt buffer 2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15cm" svg:y1="3.5cm" svg:x2="22.5cm" svg:y2="5cm" draw:start-shape="id1" draw:start-glue-point="1" draw:end-shape="id2" draw:end-glue-point="0" svg:d="m15000 3500c5000 0 7500 500 7500 1500">
          <text:p text:style-name="P1"><text:span text:style-name="T2">Prod wr ACK</text:span></text:p>
        </draw:connector>
        <draw:connector draw:style-name="gr6" draw:text-style-name="P3" draw:layer="layout" draw:type="curve" svg:x1="22.5cm" svg:y1="8cm" svg:x2="22.551cm" svg:y2="12.026cm" draw:start-shape="id3" draw:start-glue-point="2" draw:end-shape="id4" draw:end-glue-point="0" svg:d="m22500 8000c0 3019 51 1007 51 4026">
          <text:p text:style-name="P1"><text:span text:style-name="T2">Cons rd ACK</text:span></text:p>
        </draw:connector>
        <draw:connector draw:style-name="gr6" draw:text-style-name="P1" draw:layer="layout" draw:type="curve" svg:x1="22.551cm" svg:y1="15.026cm" svg:x2="14.992cm" svg:y2="16.5cm" draw:start-shape="id5" draw:start-glue-point="2" draw:end-shape="id6" draw:end-glue-point="1" svg:d="m22551 15026c0 983-2519 1474-7559 1474">
          <text:p text:style-name="P1"><text:span text:style-name="T2">Prod wr ACK</text:span></text:p>
        </draw:connector>
        <draw:line draw:style-name="gr7" draw:text-style-name="P1" draw:layer="layout" svg:x1="10.6cm" svg:y1="2.6cm" svg:x2="12cm" svg:y2="2.6cm">
          <text:p/>
        </draw:line>
        <draw:line draw:style-name="gr8" draw:text-style-name="P1" draw:layer="layout" svg:x1="16.3cm" svg:y1="4.5cm" svg:x2="15cm" svg:y2="4.5cm">
          <text:p/>
        </draw:line>
        <draw:line draw:style-name="gr7" draw:text-style-name="P1" draw:layer="layout" svg:x1="19.6cm" svg:y1="6.6cm" svg:x2="21cm" svg:y2="6.6cm">
          <text:p/>
        </draw:line>
        <draw:line draw:style-name="gr8" draw:text-style-name="P1" draw:layer="layout" svg:x1="25.4cm" svg:y1="7.4cm" svg:x2="24cm" svg:y2="7.4cm">
          <text:p/>
        </draw:line>
        <draw:line draw:style-name="gr7" draw:text-style-name="P1" draw:layer="layout" svg:x1="19.651cm" svg:y1="13.326cm" svg:x2="21.051cm" svg:y2="13.326cm">
          <text:p/>
        </draw:line>
        <draw:line draw:style-name="gr8" draw:text-style-name="P1" draw:layer="layout" svg:x1="25.251cm" svg:y1="12.426cm" svg:x2="24.051cm" svg:y2="12.426cm">
          <text:p/>
        </draw:line>
        <draw:frame draw:style-name="gr9" draw:text-style-name="P4" draw:layer="layout" svg:width="4.994cm" svg:height="1.199cm" svg:x="11.4cm" svg:y="5.275cm">
          <draw:text-box>
            <text:p><text:span text:style-name="T2">Consumer read buffer 2</text:span></text:p>
            <text:p><text:span text:style-name="T2">Producer fill buffer 0</text:span></text:p>
          </draw:text-box>
        </draw:frame>
        <draw:frame draw:style-name="gr9" draw:text-style-name="P4" draw:layer="layout" svg:width="4.994cm" svg:height="1.199cm" svg:x="24.206cm" svg:y="13cm">
          <draw:text-box>
            <text:p><text:span text:style-name="T2">Consumer read buffer 0</text:span></text:p>
            <text:p><text:span text:style-name="T2">Procuder fill buffer 1</text:span></text:p>
          </draw:text-box>
        </draw:frame>
        <draw:line draw:style-name="gr7" draw:text-style-name="P1" draw:layer="layout" svg:x1="10.592cm" svg:y1="17.5cm" svg:x2="11.992cm" svg:y2="17.5cm">
          <text:p/>
        </draw:line>
        <draw:line draw:style-name="gr8" draw:text-style-name="P1" draw:layer="layout" svg:x1="16.192cm" svg:y1="15.5cm" svg:x2="14.992cm" svg:y2="15.5cm">
          <text:p/>
        </draw:line>
        <draw:custom-shape draw:style-name="gr2" draw:text-style-name="P3" xml:id="id8" draw:id="id8" draw:layer="layout" svg:width="3cm" svg:height="1cm" svg:x="3cm" svg:y="12cm">
          <text:p text:style-name="P1"><text:span text:style-name="T2">Virt buffer 0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cm" svg:height="1cm" svg:x="3cm" svg:y="13cm">
          <text:p text:style-name="P1"><text:span text:style-name="T1">Virt buffer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3cm" svg:height="1cm" svg:x="3cm" svg:y="14cm">
          <text:p text:style-name="P1"><text:span text:style-name="T1">Virt buffer 2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.6cm" svg:y1="14.5cm" svg:x2="3cm" svg:y2="14.5cm">
          <text:p/>
        </draw:line>
        <draw:line draw:style-name="gr8" draw:text-style-name="P1" draw:layer="layout" svg:x1="7.2cm" svg:y1="13.5cm" svg:x2="6cm" svg:y2="13.5cm">
          <text:p/>
        </draw:line>
        <draw:frame draw:style-name="gr9" draw:text-style-name="P4" draw:layer="layout" svg:width="4.994cm" svg:height="1.199cm" svg:x="6.106cm" svg:y="12.1cm">
          <draw:text-box>
            <text:p><text:span text:style-name="T2">Consumer read buffer 1</text:span></text:p>
            <text:p><text:span text:style-name="T2">Procuder fill buffer 2</text:span></text:p>
          </draw:text-box>
        </draw:frame>
        <draw:connector draw:style-name="gr6" draw:text-style-name="P1" draw:layer="layout" draw:type="curve" svg:x1="11.992cm" svg:y1="16.5cm" svg:x2="4.5cm" svg:y2="15cm" draw:start-shape="id6" draw:start-glue-point="3" draw:end-shape="id7" draw:end-glue-point="2" svg:d="m11992 16500c-4995 0-7492-500-7492-1500">
          <text:p text:style-name="P1"><text:span text:style-name="T2">Cons rd ACK</text:span></text:p>
        </draw:connector>
        <draw:custom-shape draw:style-name="gr2" draw:text-style-name="P3" xml:id="id10" draw:id="id10" draw:layer="layout" svg:width="3cm" svg:height="1cm" svg:x="3cm" svg:y="5cm">
          <text:p text:style-name="P1"><text:span text:style-name="T2">Virt buffer 0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cm" svg:height="1cm" svg:x="3cm" svg:y="6cm">
          <text:p text:style-name="P1"><text:span text:style-name="T1">Virt buffer 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3cm" svg:height="1cm" svg:x="3cm" svg:y="7cm">
          <text:p text:style-name="P1"><text:span text:style-name="T2">Virt buffer 2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.6cm" svg:y1="5.5cm" svg:x2="3cm" svg:y2="5.5cm">
          <text:p/>
        </draw:line>
        <draw:line draw:style-name="gr8" draw:text-style-name="P1" draw:layer="layout" svg:x1="7.2cm" svg:y1="6.5cm" svg:x2="6cm" svg:y2="6.5cm">
          <text:p/>
        </draw:line>
        <draw:connector draw:style-name="gr6" draw:text-style-name="P1" draw:layer="layout" draw:type="curve" svg:x1="4.5cm" svg:y1="12cm" svg:x2="4.5cm" svg:y2="8cm" draw:start-shape="id8" draw:start-glue-point="0" draw:end-shape="id9" draw:end-glue-point="2" svg:d="m4500 12000v-4000">
          <text:p text:style-name="P1"><text:span text:style-name="T2">Prod wr ACK</text:span></text:p>
        </draw:connector>
        <draw:connector draw:style-name="gr6" draw:text-style-name="P1" draw:layer="layout" draw:type="curve" svg:x1="4.5cm" svg:y1="5cm" svg:x2="12cm" svg:y2="3.5cm" draw:start-shape="id10" draw:start-glue-point="0" draw:end-shape="id1" draw:end-glue-point="3" svg:d="m4500 5000c0-1000 2500-1500 7500-1500">
          <text:p text:style-name="P1"><text:span text:style-name="T2">Cons rd ACK</text:span></text:p>
        </draw:connector>
        <draw:line draw:style-name="gr7" draw:text-style-name="P1" draw:layer="layout" svg:x1="15.8cm" svg:y1="17.725cm" svg:x2="17.2cm" svg:y2="17.725cm">
          <text:p/>
        </draw:line>
        <draw:frame draw:style-name="gr9" draw:text-style-name="P4" draw:layer="layout" svg:width="4.63cm" svg:height="0.725cm" svg:x="17.106cm" svg:y="17.4cm">
          <draw:text-box>
            <text:p><text:span text:style-name="T2">… </text:span><text:span text:style-name="T2">locked by producer</text:span></text:p>
          </draw:text-box>
        </draw:frame>
        <draw:line draw:style-name="gr8" draw:text-style-name="P1" draw:layer="layout" svg:x1="22cm" svg:y1="17.725cm" svg:x2="23.3cm" svg:y2="17.725cm">
          <text:p/>
        </draw:line>
        <draw:frame draw:style-name="gr9" draw:text-style-name="P4" draw:layer="layout" svg:width="4.82cm" svg:height="0.725cm" svg:x="23.3cm" svg:y="17.4cm">
          <draw:text-box>
            <text:p><text:span text:style-name="T2">… </text:span><text:span text:style-name="T2">locked by consumer</text:span></text:p>
          </draw:text-box>
        </draw:frame>
        <draw:custom-shape draw:style-name="gr12" draw:text-style-name="P1" draw:layer="layout" svg:width="13.1cm" svg:height="0.9cm" svg:x="15.6cm" svg:y="17.3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single" draw:color="#c0c0c0" draw:distance="0.51cm" draw:rotation="450"/>
    <draw:hatch draw:name="Hatching_20_46" draw:display-name="Hatching 46" draw:style="single" draw:color="#808080" draw:distance="0.02cm" draw:rotation="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08:47:26.11</meta:creation-date>
    <dc:date>2013-05-24T09:05:29.67</dc:date>
    <meta:editing-duration>PT1H28M8S</meta:editing-duration>
    <meta:editing-cycles>3</meta:editing-cycles>
    <meta:generator>LibreOffice/3.4$Win32 LibreOffice_project/340m1$Build-302</meta:generator>
    <meta:document-statistic meta:object-count="44"/>
  </office:meta>
</office:document-meta>
</file>